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1.1598in"/>
    </style:style>
    <style:style style:name="co5" style:family="table-column">
      <style:table-column-properties fo:break-before="auto" style:column-width="1.3783in"/>
    </style:style>
    <style:style style:name="co6" style:family="table-column">
      <style:table-column-properties fo:break-before="auto" style:column-width="0.7665in"/>
    </style:style>
    <style:style style:name="co7" style:family="table-column">
      <style:table-column-properties fo:break-before="auto" style:column-width="0.6791in"/>
    </style:style>
    <style:style style:name="co8" style:family="table-column">
      <style:table-column-properties fo:break-before="auto" style:column-width="0.8209in"/>
    </style:style>
    <style:style style:name="co9" style:family="table-column">
      <style:table-column-properties fo:break-before="auto" style:column-width="1.2252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1.0508in"/>
    </style:style>
    <style:style style:name="co12" style:family="table-column">
      <style:table-column-properties fo:break-before="auto" style:column-width="1.0835in"/>
    </style:style>
    <style:style style:name="co13" style:family="table-column">
      <style:table-column-properties fo:break-before="auto" style:column-width="0.5807in"/>
    </style:style>
    <style:style style:name="co14" style:family="table-column">
      <style:table-column-properties fo:break-before="auto" style:column-width="1.0071in"/>
    </style:style>
    <style:style style:name="co15" style:family="table-column">
      <style:table-column-properties fo:break-before="auto" style:column-width="1.1811in"/>
    </style:style>
    <style:style style:name="co16" style:family="table-column">
      <style:table-column-properties fo:break-before="auto" style:column-width="0.8646in"/>
    </style:style>
    <style:style style:name="co17" style:family="table-column">
      <style:table-column-properties fo:break-before="auto" style:column-width="0.5154in"/>
    </style:style>
    <style:style style:name="co18" style:family="table-column">
      <style:table-column-properties fo:break-before="auto" style:column-width="0.7335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objective</text:p>
          </table:table-cell>
          <table:table-cell office:value-type="string">
            <text:p>metric</text:p>
          </table:table-cell>
          <table:table-cell office:value-type="string">
            <text:p>first_metric_only</text:p>
          </table:table-cell>
          <table:table-cell office:value-type="string">
            <text:p>boost_from_average</text:p>
          </table:table-cell>
          <table:table-cell office:value-type="string">
            <text:p>feature_pre_filter</text:p>
          </table:table-cell>
          <table:table-cell office:value-type="string">
            <text:p>lambda_l1</text:p>
          </table:table-cell>
          <table:table-cell office:value-type="string">
            <text:p>lambda_l2</text:p>
          </table:table-cell>
          <table:table-cell office:value-type="string">
            <text:p>verbosity</text:p>
          </table:table-cell>
          <table:table-cell office:value-type="string">
            <text:p>max_depth</text:p>
          </table:table-cell>
          <table:table-cell office:value-type="string">
            <text:p>min_gain_to_split</text:p>
          </table:table-cell>
          <table:table-cell office:value-type="string">
            <text:p>max_bin</text:p>
          </table:table-cell>
          <table:table-cell office:value-type="string">
            <text:p>num_iterations</text:p>
          </table:table-cell>
          <table:table-cell office:value-type="string">
            <text:p>force_row_wise</text:p>
          </table:table-cell>
          <table:table-cell office:value-type="string">
            <text:p>seed</text:p>
          </table:table-cell>
          <table:table-cell office:value-type="string">
            <text:p>learning_rate</text:p>
          </table:table-cell>
          <table:table-cell office:value-type="string">
            <text:p>feature_fraction</text:p>
          </table:table-cell>
          <table:table-cell office:value-type="string">
            <text:p>min_data_in_leaf</text:p>
          </table:table-cell>
          <table:table-cell office:value-type="string">
            <text:p>num_leaves</text:p>
          </table:table-cell>
          <table:table-cell office:value-type="string">
            <text:p>envios</text:p>
          </table:table-cell>
          <table:table-cell office:value-type="string">
            <text:p>ganancia</text:p>
          </table:table-cell>
          <table:table-cell office:value-type="string">
            <text:p>iteracion</text:p>
          </table:table-cell>
        </table:table-row>
        <table:table-row table:style-name="ro1">
          <table:table-cell office:value-type="string">
            <text:p>20221019 08084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87">
            <text:p>78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604716642019456">
            <text:p>0.0060471664</text:p>
          </table:table-cell>
          <table:table-cell office:value-type="float" office:value="0.872324619967965">
            <text:p>0.87232462</text:p>
          </table:table-cell>
          <table:table-cell office:value-type="float" office:value="1015">
            <text:p>1015</text:p>
          </table:table-cell>
          <table:table-cell office:value-type="float" office:value="1012">
            <text:p>1012</text:p>
          </table:table-cell>
          <table:table-cell office:value-type="float" office:value="7058">
            <text:p>7058</text:p>
          </table:table-cell>
          <table:table-cell office:value-type="float" office:value="27730000">
            <text:p>2773000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20221019 07331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99">
            <text:p>119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8142388284634">
            <text:p>0.0051814239</text:p>
          </table:table-cell>
          <table:table-cell office:value-type="float" office:value="0.444112009135331">
            <text:p>0.4441120091</text:p>
          </table:table-cell>
          <table:table-cell office:value-type="float" office:value="991">
            <text:p>991</text:p>
          </table:table-cell>
          <table:table-cell office:value-type="float" office:value="216">
            <text:p>216</text:p>
          </table:table-cell>
          <table:table-cell office:value-type="float" office:value="8003">
            <text:p>8003</text:p>
          </table:table-cell>
          <table:table-cell office:value-type="float" office:value="27280000">
            <text:p>2728000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20221019 08400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51">
            <text:p>55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04985057571054">
            <text:p>0.0104985058</text:p>
          </table:table-cell>
          <table:table-cell office:value-type="float" office:value="0.672747351619671">
            <text:p>0.6727473516</text:p>
          </table:table-cell>
          <table:table-cell office:value-type="float" office:value="982">
            <text:p>982</text:p>
          </table:table-cell>
          <table:table-cell office:value-type="float" office:value="369">
            <text:p>369</text:p>
          </table:table-cell>
          <table:table-cell office:value-type="float" office:value="7126">
            <text:p>7126</text:p>
          </table:table-cell>
          <table:table-cell office:value-type="float" office:value="27270000">
            <text:p>2727000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20221019 07381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27">
            <text:p>92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4785667186084">
            <text:p>0.0050478567</text:p>
          </table:table-cell>
          <table:table-cell office:value-type="float" office:value="0.454053525668988">
            <text:p>0.4540535257</text:p>
          </table:table-cell>
          <table:table-cell office:value-type="float" office:value="758">
            <text:p>758</text:p>
          </table:table-cell>
          <table:table-cell office:value-type="float" office:value="106">
            <text:p>106</text:p>
          </table:table-cell>
          <table:table-cell office:value-type="float" office:value="8220">
            <text:p>8220</text:p>
          </table:table-cell>
          <table:table-cell office:value-type="float" office:value="27240000">
            <text:p>2724000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20221019 08325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72">
            <text:p>77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31640669751174">
            <text:p>0.0053164067</text:p>
          </table:table-cell>
          <table:table-cell office:value-type="float" office:value="0.858808570934818">
            <text:p>0.8588085709</text:p>
          </table:table-cell>
          <table:table-cell office:value-type="float" office:value="1220">
            <text:p>1220</text:p>
          </table:table-cell>
          <table:table-cell office:value-type="float" office:value="1024">
            <text:p>1024</text:p>
          </table:table-cell>
          <table:table-cell office:value-type="float" office:value="6989">
            <text:p>6989</text:p>
          </table:table-cell>
          <table:table-cell office:value-type="float" office:value="27230000">
            <text:p>272300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20221019 10212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70">
            <text:p>147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52096937215337">
            <text:p>0.0055209694</text:p>
          </table:table-cell>
          <table:table-cell office:value-type="float" office:value="0.639269187767095">
            <text:p>0.6392691878</text:p>
          </table:table-cell>
          <table:table-cell office:value-type="float" office:value="1012">
            <text:p>1012</text:p>
          </table:table-cell>
          <table:table-cell office:value-type="float" office:value="988">
            <text:p>988</text:p>
          </table:table-cell>
          <table:table-cell office:value-type="float" office:value="7679">
            <text:p>7679</text:p>
          </table:table-cell>
          <table:table-cell office:value-type="float" office:value="27210000">
            <text:p>2721000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20221019 10530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73">
            <text:p>107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6480320078371">
            <text:p>0.0050648032</text:p>
          </table:table-cell>
          <table:table-cell office:value-type="float" office:value="0.876184776242417">
            <text:p>0.8761847762</text:p>
          </table:table-cell>
          <table:table-cell office:value-type="float" office:value="999">
            <text:p>999</text:p>
          </table:table-cell>
          <table:table-cell office:value-type="float" office:value="433">
            <text:p>433</text:p>
          </table:table-cell>
          <table:table-cell office:value-type="float" office:value="7317">
            <text:p>7317</text:p>
          </table:table-cell>
          <table:table-cell office:value-type="float" office:value="27210000">
            <text:p>2721000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20221019 08034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52">
            <text:p>65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23029506538759">
            <text:p>0.0052302951</text:p>
          </table:table-cell>
          <table:table-cell office:value-type="float" office:value="0.463374728538143">
            <text:p>0.4633747285</text:p>
          </table:table-cell>
          <table:table-cell office:value-type="float" office:value="860">
            <text:p>860</text:p>
          </table:table-cell>
          <table:table-cell office:value-type="float" office:value="236">
            <text:p>236</text:p>
          </table:table-cell>
          <table:table-cell office:value-type="float" office:value="8172">
            <text:p>8172</text:p>
          </table:table-cell>
          <table:table-cell office:value-type="float" office:value="27180000">
            <text:p>2718000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20221019 06155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54">
            <text:p>115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1751804739457">
            <text:p>0.005017518</text:p>
          </table:table-cell>
          <table:table-cell office:value-type="float" office:value="0.438944335629057">
            <text:p>0.4389443356</text:p>
          </table:table-cell>
          <table:table-cell office:value-type="float" office:value="1104">
            <text:p>1104</text:p>
          </table:table-cell>
          <table:table-cell office:value-type="float" office:value="216">
            <text:p>216</text:p>
          </table:table-cell>
          <table:table-cell office:value-type="float" office:value="7909">
            <text:p>7909</text:p>
          </table:table-cell>
          <table:table-cell office:value-type="float" office:value="27150000">
            <text:p>2715000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0221019 10154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84">
            <text:p>18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48507819522226">
            <text:p>0.024850782</text:p>
          </table:table-cell>
          <table:table-cell office:value-type="float" office:value="0.855984880817791">
            <text:p>0.8559848808</text:p>
          </table:table-cell>
          <table:table-cell office:value-type="float" office:value="1017">
            <text:p>1017</text:p>
          </table:table-cell>
          <table:table-cell office:value-type="float" office:value="267">
            <text:p>267</text:p>
          </table:table-cell>
          <table:table-cell office:value-type="float" office:value="7323">
            <text:p>7323</text:p>
          </table:table-cell>
          <table:table-cell office:value-type="float" office:value="27120000">
            <text:p>2712000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20221019 05491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26">
            <text:p>122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2652360062508">
            <text:p>0.005265236</text:p>
          </table:table-cell>
          <table:table-cell office:value-type="float" office:value="0.21584816478349">
            <text:p>0.2158481648</text:p>
          </table:table-cell>
          <table:table-cell office:value-type="float" office:value="1192">
            <text:p>1192</text:p>
          </table:table-cell>
          <table:table-cell office:value-type="float" office:value="219">
            <text:p>219</text:p>
          </table:table-cell>
          <table:table-cell office:value-type="float" office:value="7926">
            <text:p>7926</text:p>
          </table:table-cell>
          <table:table-cell office:value-type="float" office:value="27110000">
            <text:p>2711000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0221019 06393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09">
            <text:p>100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35457792832565">
            <text:p>0.0053545779</text:p>
          </table:table-cell>
          <table:table-cell office:value-type="float" office:value="0.265344937636787">
            <text:p>0.2653449376</text:p>
          </table:table-cell>
          <table:table-cell office:value-type="float" office:value="969">
            <text:p>969</text:p>
          </table:table-cell>
          <table:table-cell office:value-type="float" office:value="216">
            <text:p>216</text:p>
          </table:table-cell>
          <table:table-cell office:value-type="float" office:value="7891">
            <text:p>7891</text:p>
          </table:table-cell>
          <table:table-cell office:value-type="float" office:value="27100000">
            <text:p>2710000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0221019 10011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03">
            <text:p>130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61905771150333">
            <text:p>0.0056190577</text:p>
          </table:table-cell>
          <table:table-cell office:value-type="float" office:value="0.561502318878706">
            <text:p>0.5615023189</text:p>
          </table:table-cell>
          <table:table-cell office:value-type="float" office:value="1515">
            <text:p>1515</text:p>
          </table:table-cell>
          <table:table-cell office:value-type="float" office:value="988">
            <text:p>988</text:p>
          </table:table-cell>
          <table:table-cell office:value-type="float" office:value="7090">
            <text:p>7090</text:p>
          </table:table-cell>
          <table:table-cell office:value-type="float" office:value="27100000">
            <text:p>2710000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20221019 06040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85">
            <text:p>158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6106494449861">
            <text:p>0.0051610649</text:p>
          </table:table-cell>
          <table:table-cell office:value-type="float" office:value="0.442880749395924">
            <text:p>0.4428807494</text:p>
          </table:table-cell>
          <table:table-cell office:value-type="float" office:value="1220">
            <text:p>1220</text:p>
          </table:table-cell>
          <table:table-cell office:value-type="float" office:value="26">
            <text:p>26</text:p>
          </table:table-cell>
          <table:table-cell office:value-type="float" office:value="7986">
            <text:p>7986</text:p>
          </table:table-cell>
          <table:table-cell office:value-type="float" office:value="27070000">
            <text:p>270700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0221019 10243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0">
            <text:p>12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78692035502705">
            <text:p>0.0378692036</text:p>
          </table:table-cell>
          <table:table-cell office:value-type="float" office:value="0.536546248572937">
            <text:p>0.5365462486</text:p>
          </table:table-cell>
          <table:table-cell office:value-type="float" office:value="658">
            <text:p>658</text:p>
          </table:table-cell>
          <table:table-cell office:value-type="float" office:value="432">
            <text:p>432</text:p>
          </table:table-cell>
          <table:table-cell office:value-type="float" office:value="8028">
            <text:p>8028</text:p>
          </table:table-cell>
          <table:table-cell office:value-type="float" office:value="27070000">
            <text:p>2707000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20221019 08563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19">
            <text:p>111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7781144030653">
            <text:p>0.0051778114</text:p>
          </table:table-cell>
          <table:table-cell office:value-type="float" office:value="0.702219818203768">
            <text:p>0.7022198182</text:p>
          </table:table-cell>
          <table:table-cell office:value-type="float" office:value="1626">
            <text:p>1626</text:p>
          </table:table-cell>
          <table:table-cell office:value-type="float" office:value="301">
            <text:p>301</text:p>
          </table:table-cell>
          <table:table-cell office:value-type="float" office:value="6951">
            <text:p>6951</text:p>
          </table:table-cell>
          <table:table-cell office:value-type="float" office:value="27060000">
            <text:p>2706000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20221019 08522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56">
            <text:p>75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0371456978441">
            <text:p>0.0050037146</text:p>
          </table:table-cell>
          <table:table-cell office:value-type="float" office:value="0.562664080940772">
            <text:p>0.5626640809</text:p>
          </table:table-cell>
          <table:table-cell office:value-type="float" office:value="325">
            <text:p>325</text:p>
          </table:table-cell>
          <table:table-cell office:value-type="float" office:value="62">
            <text:p>62</text:p>
          </table:table-cell>
          <table:table-cell office:value-type="float" office:value="6998">
            <text:p>6998</text:p>
          </table:table-cell>
          <table:table-cell office:value-type="float" office:value="27050000">
            <text:p>2705000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20221019 05585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21">
            <text:p>132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0947433378584">
            <text:p>0.0050094743</text:p>
          </table:table-cell>
          <table:table-cell office:value-type="float" office:value="0.205809744328785">
            <text:p>0.2058097443</text:p>
          </table:table-cell>
          <table:table-cell office:value-type="float" office:value="1202">
            <text:p>1202</text:p>
          </table:table-cell>
          <table:table-cell office:value-type="float" office:value="392">
            <text:p>392</text:p>
          </table:table-cell>
          <table:table-cell office:value-type="float" office:value="7923">
            <text:p>7923</text:p>
          </table:table-cell>
          <table:table-cell office:value-type="float" office:value="27040000">
            <text:p>2704000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0221019 06253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35">
            <text:p>93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0816470314098">
            <text:p>0.0051081647</text:p>
          </table:table-cell>
          <table:table-cell office:value-type="float" office:value="0.372254887411375">
            <text:p>0.3722548874</text:p>
          </table:table-cell>
          <table:table-cell office:value-type="float" office:value="1247">
            <text:p>1247</text:p>
          </table:table-cell>
          <table:table-cell office:value-type="float" office:value="223">
            <text:p>223</text:p>
          </table:table-cell>
          <table:table-cell office:value-type="float" office:value="8081">
            <text:p>8081</text:p>
          </table:table-cell>
          <table:table-cell office:value-type="float" office:value="27040000">
            <text:p>2704000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0221019 11040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62">
            <text:p>86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0572569716286">
            <text:p>0.0050057257</text:p>
          </table:table-cell>
          <table:table-cell office:value-type="float" office:value="0.924780143654152">
            <text:p>0.9247801437</text:p>
          </table:table-cell>
          <table:table-cell office:value-type="float" office:value="427">
            <text:p>427</text:p>
          </table:table-cell>
          <table:table-cell office:value-type="float" office:value="757">
            <text:p>757</text:p>
          </table:table-cell>
          <table:table-cell office:value-type="float" office:value="7081">
            <text:p>7081</text:p>
          </table:table-cell>
          <table:table-cell office:value-type="float" office:value="27040000">
            <text:p>2704000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20221019 09501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92">
            <text:p>109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0177003595596">
            <text:p>0.00500177</text:p>
          </table:table-cell>
          <table:table-cell office:value-type="float" office:value="0.404778296371106">
            <text:p>0.4047782964</text:p>
          </table:table-cell>
          <table:table-cell office:value-type="float" office:value="1566">
            <text:p>1566</text:p>
          </table:table-cell>
          <table:table-cell office:value-type="float" office:value="190">
            <text:p>190</text:p>
          </table:table-cell>
          <table:table-cell office:value-type="float" office:value="7089">
            <text:p>7089</text:p>
          </table:table-cell>
          <table:table-cell office:value-type="float" office:value="27030000">
            <text:p>2703000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20221019 08453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03">
            <text:p>90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832125626514901">
            <text:p>0.0083212563</text:p>
          </table:table-cell>
          <table:table-cell office:value-type="float" office:value="0.525867772419808">
            <text:p>0.5258677724</text:p>
          </table:table-cell>
          <table:table-cell office:value-type="float" office:value="763">
            <text:p>763</text:p>
          </table:table-cell>
          <table:table-cell office:value-type="float" office:value="973">
            <text:p>973</text:p>
          </table:table-cell>
          <table:table-cell office:value-type="float" office:value="9051">
            <text:p>9051</text:p>
          </table:table-cell>
          <table:table-cell office:value-type="float" office:value="27020000">
            <text:p>2702000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20221019 09552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57">
            <text:p>75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5343659046558">
            <text:p>0.0050534366</text:p>
          </table:table-cell>
          <table:table-cell office:value-type="float" office:value="0.557702847202606">
            <text:p>0.5577028472</text:p>
          </table:table-cell>
          <table:table-cell office:value-type="float" office:value="675">
            <text:p>675</text:p>
          </table:table-cell>
          <table:table-cell office:value-type="float" office:value="391">
            <text:p>391</text:p>
          </table:table-cell>
          <table:table-cell office:value-type="float" office:value="6495">
            <text:p>6495</text:p>
          </table:table-cell>
          <table:table-cell office:value-type="float" office:value="27010000">
            <text:p>2701000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20221019 10234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52">
            <text:p>25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24475088843254">
            <text:p>0.0124475089</text:p>
          </table:table-cell>
          <table:table-cell office:value-type="float" office:value="0.955851037773389">
            <text:p>0.9558510378</text:p>
          </table:table-cell>
          <table:table-cell office:value-type="float" office:value="167">
            <text:p>167</text:p>
          </table:table-cell>
          <table:table-cell office:value-type="float" office:value="232">
            <text:p>232</text:p>
          </table:table-cell>
          <table:table-cell office:value-type="float" office:value="7856">
            <text:p>7856</text:p>
          </table:table-cell>
          <table:table-cell office:value-type="float" office:value="27010000">
            <text:p>2701000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20221019 06350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55">
            <text:p>115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1971855093499">
            <text:p>0.0051197186</text:p>
          </table:table-cell>
          <table:table-cell office:value-type="float" office:value="0.493779498961606">
            <text:p>0.493779499</text:p>
          </table:table-cell>
          <table:table-cell office:value-type="float" office:value="1270">
            <text:p>1270</text:p>
          </table:table-cell>
          <table:table-cell office:value-type="float" office:value="174">
            <text:p>174</text:p>
          </table:table-cell>
          <table:table-cell office:value-type="float" office:value="7867">
            <text:p>7867</text:p>
          </table:table-cell>
          <table:table-cell office:value-type="float" office:value="26990000">
            <text:p>2699000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0221019 06293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601">
            <text:p>160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6172797084098">
            <text:p>0.005061728</text:p>
          </table:table-cell>
          <table:table-cell office:value-type="float" office:value="0.602268972936203">
            <text:p>0.6022689729</text:p>
          </table:table-cell>
          <table:table-cell office:value-type="float" office:value="808">
            <text:p>808</text:p>
          </table:table-cell>
          <table:table-cell office:value-type="float" office:value="16">
            <text:p>16</text:p>
          </table:table-cell>
          <table:table-cell office:value-type="float" office:value="7839">
            <text:p>7839</text:p>
          </table:table-cell>
          <table:table-cell office:value-type="float" office:value="26970000">
            <text:p>2697000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0221019 07022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44">
            <text:p>24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536549965280427">
            <text:p>0.0536549965</text:p>
          </table:table-cell>
          <table:table-cell office:value-type="float" office:value="0.200482477864558">
            <text:p>0.2004824779</text:p>
          </table:table-cell>
          <table:table-cell office:value-type="float" office:value="965">
            <text:p>965</text:p>
          </table:table-cell>
          <table:table-cell office:value-type="float" office:value="247">
            <text:p>247</text:p>
          </table:table-cell>
          <table:table-cell office:value-type="float" office:value="7997">
            <text:p>7997</text:p>
          </table:table-cell>
          <table:table-cell office:value-type="float" office:value="26970000">
            <text:p>2697000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0221019 08130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22">
            <text:p>82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2228257652146">
            <text:p>0.0052228258</text:p>
          </table:table-cell>
          <table:table-cell office:value-type="float" office:value="0.820877629085102">
            <text:p>0.8208776291</text:p>
          </table:table-cell>
          <table:table-cell office:value-type="float" office:value="1001">
            <text:p>1001</text:p>
          </table:table-cell>
          <table:table-cell office:value-type="float" office:value="1020">
            <text:p>1020</text:p>
          </table:table-cell>
          <table:table-cell office:value-type="float" office:value="6684">
            <text:p>6684</text:p>
          </table:table-cell>
          <table:table-cell office:value-type="float" office:value="26960000">
            <text:p>269600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20221019 08221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73">
            <text:p>77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080081493503">
            <text:p>0.0050080081</text:p>
          </table:table-cell>
          <table:table-cell office:value-type="float" office:value="0.90597024017447">
            <text:p>0.9059702402</text:p>
          </table:table-cell>
          <table:table-cell office:value-type="float" office:value="1183">
            <text:p>1183</text:p>
          </table:table-cell>
          <table:table-cell office:value-type="float" office:value="1024">
            <text:p>1024</text:p>
          </table:table-cell>
          <table:table-cell office:value-type="float" office:value="7280">
            <text:p>7280</text:p>
          </table:table-cell>
          <table:table-cell office:value-type="float" office:value="26960000">
            <text:p>2696000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20221019 06440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86">
            <text:p>118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21299000918552">
            <text:p>0.00521299</text:p>
          </table:table-cell>
          <table:table-cell office:value-type="float" office:value="0.230163912404195">
            <text:p>0.2301639124</text:p>
          </table:table-cell>
          <table:table-cell office:value-type="float" office:value="1105">
            <text:p>1105</text:p>
          </table:table-cell>
          <table:table-cell office:value-type="float" office:value="271">
            <text:p>271</text:p>
          </table:table-cell>
          <table:table-cell office:value-type="float" office:value="7568">
            <text:p>7568</text:p>
          </table:table-cell>
          <table:table-cell office:value-type="float" office:value="26950000">
            <text:p>2695000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0221019 05215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37">
            <text:p>123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3430910533508">
            <text:p>0.0051343091</text:p>
          </table:table-cell>
          <table:table-cell office:value-type="float" office:value="0.201539700408196">
            <text:p>0.2015397004</text:p>
          </table:table-cell>
          <table:table-cell office:value-type="float" office:value="1212">
            <text:p>1212</text:p>
          </table:table-cell>
          <table:table-cell office:value-type="float" office:value="855">
            <text:p>855</text:p>
          </table:table-cell>
          <table:table-cell office:value-type="float" office:value="7971">
            <text:p>7971</text:p>
          </table:table-cell>
          <table:table-cell office:value-type="float" office:value="26940000">
            <text:p>2694000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0221019 10092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07">
            <text:p>50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667838165691225">
            <text:p>0.0066783817</text:p>
          </table:table-cell>
          <table:table-cell office:value-type="float" office:value="0.947944520929185">
            <text:p>0.9479445209</text:p>
          </table:table-cell>
          <table:table-cell office:value-type="float" office:value="936">
            <text:p>936</text:p>
          </table:table-cell>
          <table:table-cell office:value-type="float" office:value="206">
            <text:p>206</text:p>
          </table:table-cell>
          <table:table-cell office:value-type="float" office:value="7055">
            <text:p>7055</text:p>
          </table:table-cell>
          <table:table-cell office:value-type="float" office:value="26930000">
            <text:p>2693000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20221019 05540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62">
            <text:p>116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5657947228782">
            <text:p>0.0050565795</text:p>
          </table:table-cell>
          <table:table-cell office:value-type="float" office:value="0.741811236225335">
            <text:p>0.7418112362</text:p>
          </table:table-cell>
          <table:table-cell office:value-type="float" office:value="1230">
            <text:p>1230</text:p>
          </table:table-cell>
          <table:table-cell office:value-type="float" office:value="319">
            <text:p>319</text:p>
          </table:table-cell>
          <table:table-cell office:value-type="float" office:value="7944">
            <text:p>7944</text:p>
          </table:table-cell>
          <table:table-cell office:value-type="float" office:value="26920000">
            <text:p>2692000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0221019 08373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5">
            <text:p>11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79382703992586">
            <text:p>0.0179382704</text:p>
          </table:table-cell>
          <table:table-cell office:value-type="float" office:value="0.878668740749155">
            <text:p>0.8786687407</text:p>
          </table:table-cell>
          <table:table-cell office:value-type="float" office:value="201">
            <text:p>201</text:p>
          </table:table-cell>
          <table:table-cell office:value-type="float" office:value="1018">
            <text:p>1018</text:p>
          </table:table-cell>
          <table:table-cell office:value-type="float" office:value="7074">
            <text:p>7074</text:p>
          </table:table-cell>
          <table:table-cell office:value-type="float" office:value="26900000">
            <text:p>2690000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20221019 10254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4">
            <text:p>23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14657802669164">
            <text:p>0.0314657803</text:p>
          </table:table-cell>
          <table:table-cell office:value-type="float" office:value="0.516032401493825">
            <text:p>0.5160324015</text:p>
          </table:table-cell>
          <table:table-cell office:value-type="float" office:value="735">
            <text:p>735</text:p>
          </table:table-cell>
          <table:table-cell office:value-type="float" office:value="62">
            <text:p>62</text:p>
          </table:table-cell>
          <table:table-cell office:value-type="float" office:value="9114">
            <text:p>9114</text:p>
          </table:table-cell>
          <table:table-cell office:value-type="float" office:value="26900000">
            <text:p>2690000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20221019 10330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30">
            <text:p>53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76996275046077">
            <text:p>0.0057699628</text:p>
          </table:table-cell>
          <table:table-cell office:value-type="float" office:value="0.923665718829506">
            <text:p>0.9236657188</text:p>
          </table:table-cell>
          <table:table-cell office:value-type="float" office:value="194">
            <text:p>194</text:p>
          </table:table-cell>
          <table:table-cell office:value-type="float" office:value="80">
            <text:p>80</text:p>
          </table:table-cell>
          <table:table-cell office:value-type="float" office:value="8877">
            <text:p>8877</text:p>
          </table:table-cell>
          <table:table-cell office:value-type="float" office:value="26890000">
            <text:p>2689000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20221019 06084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84">
            <text:p>128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23600771992823">
            <text:p>0.0052360077</text:p>
          </table:table-cell>
          <table:table-cell office:value-type="float" office:value="0.201332343359561">
            <text:p>0.2013323434</text:p>
          </table:table-cell>
          <table:table-cell office:value-type="float" office:value="1287">
            <text:p>1287</text:p>
          </table:table-cell>
          <table:table-cell office:value-type="float" office:value="46">
            <text:p>46</text:p>
          </table:table-cell>
          <table:table-cell office:value-type="float" office:value="7962">
            <text:p>7962</text:p>
          </table:table-cell>
          <table:table-cell office:value-type="float" office:value="26880000">
            <text:p>2688000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0221019 09255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77">
            <text:p>67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33371329951848">
            <text:p>0.0053337133</text:p>
          </table:table-cell>
          <table:table-cell office:value-type="float" office:value="0.526588656873234">
            <text:p>0.5265886569</text:p>
          </table:table-cell>
          <table:table-cell office:value-type="float" office:value="496">
            <text:p>496</text:p>
          </table:table-cell>
          <table:table-cell office:value-type="float" office:value="259">
            <text:p>259</text:p>
          </table:table-cell>
          <table:table-cell office:value-type="float" office:value="8320">
            <text:p>8320</text:p>
          </table:table-cell>
          <table:table-cell office:value-type="float" office:value="26880000">
            <text:p>26880000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20221019 10061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91">
            <text:p>139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65796832378427">
            <text:p>0.0065796832</text:p>
          </table:table-cell>
          <table:table-cell office:value-type="float" office:value="0.214490907897271">
            <text:p>0.2144909079</text:p>
          </table:table-cell>
          <table:table-cell office:value-type="float" office:value="792">
            <text:p>792</text:p>
          </table:table-cell>
          <table:table-cell office:value-type="float" office:value="324">
            <text:p>324</text:p>
          </table:table-cell>
          <table:table-cell office:value-type="float" office:value="7030">
            <text:p>7030</text:p>
          </table:table-cell>
          <table:table-cell office:value-type="float" office:value="26820000">
            <text:p>2682000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20221019 08181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45">
            <text:p>104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20751361878971">
            <text:p>0.0052075136</text:p>
          </table:table-cell>
          <table:table-cell office:value-type="float" office:value="0.905604951076153">
            <text:p>0.9056049511</text:p>
          </table:table-cell>
          <table:table-cell office:value-type="float" office:value="875">
            <text:p>875</text:p>
          </table:table-cell>
          <table:table-cell office:value-type="float" office:value="840">
            <text:p>840</text:p>
          </table:table-cell>
          <table:table-cell office:value-type="float" office:value="7115">
            <text:p>7115</text:p>
          </table:table-cell>
          <table:table-cell office:value-type="float" office:value="26810000">
            <text:p>2681000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20221019 06491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88">
            <text:p>118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0158479809113">
            <text:p>0.0051015848</text:p>
          </table:table-cell>
          <table:table-cell office:value-type="float" office:value="0.999999724417684">
            <text:p>0.9999997244</text:p>
          </table:table-cell>
          <table:table-cell office:value-type="float" office:value="1108">
            <text:p>1108</text:p>
          </table:table-cell>
          <table:table-cell office:value-type="float" office:value="800">
            <text:p>800</text:p>
          </table:table-cell>
          <table:table-cell office:value-type="float" office:value="8041">
            <text:p>8041</text:p>
          </table:table-cell>
          <table:table-cell office:value-type="float" office:value="26800000">
            <text:p>2680000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0221019 08404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477618190057331">
            <text:p>0.047761819</text:p>
          </table:table-cell>
          <table:table-cell office:value-type="float" office:value="0.490876197268069">
            <text:p>0.4908761973</text:p>
          </table:table-cell>
          <table:table-cell office:value-type="float" office:value="1003">
            <text:p>1003</text:p>
          </table:table-cell>
          <table:table-cell office:value-type="float" office:value="969">
            <text:p>969</text:p>
          </table:table-cell>
          <table:table-cell office:value-type="float" office:value="7201">
            <text:p>7201</text:p>
          </table:table-cell>
          <table:table-cell office:value-type="float" office:value="26800000">
            <text:p>2680000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20221019 07150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58">
            <text:p>65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84583084739365">
            <text:p>0.0058458308</text:p>
          </table:table-cell>
          <table:table-cell office:value-type="float" office:value="0.679831626625776">
            <text:p>0.6798316266</text:p>
          </table:table-cell>
          <table:table-cell office:value-type="float" office:value="1107">
            <text:p>1107</text:p>
          </table:table-cell>
          <table:table-cell office:value-type="float" office:value="125">
            <text:p>125</text:p>
          </table:table-cell>
          <table:table-cell office:value-type="float" office:value="8606">
            <text:p>8606</text:p>
          </table:table-cell>
          <table:table-cell office:value-type="float" office:value="26790000">
            <text:p>2679000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0221019 05392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70">
            <text:p>37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78588591813809">
            <text:p>0.0278588592</text:p>
          </table:table-cell>
          <table:table-cell office:value-type="float" office:value="0.200695282099492">
            <text:p>0.2006952821</text:p>
          </table:table-cell>
          <table:table-cell office:value-type="float" office:value="1688">
            <text:p>1688</text:p>
          </table:table-cell>
          <table:table-cell office:value-type="float" office:value="741">
            <text:p>741</text:p>
          </table:table-cell>
          <table:table-cell office:value-type="float" office:value="7716">
            <text:p>7716</text:p>
          </table:table-cell>
          <table:table-cell office:value-type="float" office:value="26730000">
            <text:p>2673000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0221019 06551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94">
            <text:p>99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51295101782131">
            <text:p>0.005512951</text:p>
          </table:table-cell>
          <table:table-cell office:value-type="float" office:value="0.957204759073003">
            <text:p>0.9572047591</text:p>
          </table:table-cell>
          <table:table-cell office:value-type="float" office:value="876">
            <text:p>876</text:p>
          </table:table-cell>
          <table:table-cell office:value-type="float" office:value="16">
            <text:p>16</text:p>
          </table:table-cell>
          <table:table-cell office:value-type="float" office:value="8041">
            <text:p>8041</text:p>
          </table:table-cell>
          <table:table-cell office:value-type="float" office:value="26720000">
            <text:p>2672000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0221019 10273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9">
            <text:p>13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4702016968261">
            <text:p>0.034702017</text:p>
          </table:table-cell>
          <table:table-cell office:value-type="float" office:value="0.613118570420181">
            <text:p>0.6131185704</text:p>
          </table:table-cell>
          <table:table-cell office:value-type="float" office:value="1492">
            <text:p>1492</text:p>
          </table:table-cell>
          <table:table-cell office:value-type="float" office:value="416">
            <text:p>416</text:p>
          </table:table-cell>
          <table:table-cell office:value-type="float" office:value="7328">
            <text:p>7328</text:p>
          </table:table-cell>
          <table:table-cell office:value-type="float" office:value="26710000">
            <text:p>2671000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20221019 10481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0">
            <text:p>233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5093654224169">
            <text:p>0.0050509365</text:p>
          </table:table-cell>
          <table:table-cell office:value-type="float" office:value="0.344504453330384">
            <text:p>0.3445044533</text:p>
          </table:table-cell>
          <table:table-cell office:value-type="float" office:value="2318">
            <text:p>2318</text:p>
          </table:table-cell>
          <table:table-cell office:value-type="float" office:value="430">
            <text:p>430</text:p>
          </table:table-cell>
          <table:table-cell office:value-type="float" office:value="7687">
            <text:p>7687</text:p>
          </table:table-cell>
          <table:table-cell office:value-type="float" office:value="26710000">
            <text:p>2671000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20221019 05430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47">
            <text:p>114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739636433565756">
            <text:p>0.0073963643</text:p>
          </table:table-cell>
          <table:table-cell office:value-type="float" office:value="0.219278159644641">
            <text:p>0.2192781596</text:p>
          </table:table-cell>
          <table:table-cell office:value-type="float" office:value="1479">
            <text:p>1479</text:p>
          </table:table-cell>
          <table:table-cell office:value-type="float" office:value="809">
            <text:p>809</text:p>
          </table:table-cell>
          <table:table-cell office:value-type="float" office:value="8900">
            <text:p>8900</text:p>
          </table:table-cell>
          <table:table-cell office:value-type="float" office:value="26680000">
            <text:p>2668000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0221019 05154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48">
            <text:p>154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0599244670086">
            <text:p>0.0050059924</text:p>
          </table:table-cell>
          <table:table-cell office:value-type="float" office:value="0.624411331410824">
            <text:p>0.6244113314</text:p>
          </table:table-cell>
          <table:table-cell office:value-type="float" office:value="1931">
            <text:p>1931</text:p>
          </table:table-cell>
          <table:table-cell office:value-type="float" office:value="923">
            <text:p>923</text:p>
          </table:table-cell>
          <table:table-cell office:value-type="float" office:value="8025">
            <text:p>8025</text:p>
          </table:table-cell>
          <table:table-cell office:value-type="float" office:value="26670000">
            <text:p>2667000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0221019 07251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05">
            <text:p>150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61084878301296">
            <text:p>0.0056108488</text:p>
          </table:table-cell>
          <table:table-cell office:value-type="float" office:value="0.200027204439144">
            <text:p>0.2000272044</text:p>
          </table:table-cell>
          <table:table-cell office:value-type="float" office:value="961">
            <text:p>961</text:p>
          </table:table-cell>
          <table:table-cell office:value-type="float" office:value="228">
            <text:p>228</text:p>
          </table:table-cell>
          <table:table-cell office:value-type="float" office:value="9889">
            <text:p>9889</text:p>
          </table:table-cell>
          <table:table-cell office:value-type="float" office:value="26630000">
            <text:p>266300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21019 05003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502">
            <text:p>250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3530733446462">
            <text:p>0.0050353073</text:p>
          </table:table-cell>
          <table:table-cell office:value-type="float" office:value="0.287600020701853">
            <text:p>0.2876000207</text:p>
          </table:table-cell>
          <table:table-cell office:value-type="float" office:value="2542">
            <text:p>2542</text:p>
          </table:table-cell>
          <table:table-cell office:value-type="float" office:value="573">
            <text:p>573</text:p>
          </table:table-cell>
          <table:table-cell office:value-type="float" office:value="8424">
            <text:p>8424</text:p>
          </table:table-cell>
          <table:table-cell office:value-type="float" office:value="26600000">
            <text:p>2660000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0221019 08285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097">
            <text:p>209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0323824986783">
            <text:p>0.0050032382</text:p>
          </table:table-cell>
          <table:table-cell office:value-type="float" office:value="0.208016407847864">
            <text:p>0.2080164078</text:p>
          </table:table-cell>
          <table:table-cell office:value-type="float" office:value="1144">
            <text:p>1144</text:p>
          </table:table-cell>
          <table:table-cell office:value-type="float" office:value="643">
            <text:p>643</text:p>
          </table:table-cell>
          <table:table-cell office:value-type="float" office:value="9558">
            <text:p>9558</text:p>
          </table:table-cell>
          <table:table-cell office:value-type="float" office:value="26570000">
            <text:p>2657000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20221019 07495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400">
            <text:p>240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70077207790804">
            <text:p>0.0057007721</text:p>
          </table:table-cell>
          <table:table-cell office:value-type="float" office:value="0.200027006192129">
            <text:p>0.2000270062</text:p>
          </table:table-cell>
          <table:table-cell office:value-type="float" office:value="2508">
            <text:p>2508</text:p>
          </table:table-cell>
          <table:table-cell office:value-type="float" office:value="1012">
            <text:p>1012</text:p>
          </table:table-cell>
          <table:table-cell office:value-type="float" office:value="7011">
            <text:p>7011</text:p>
          </table:table-cell>
          <table:table-cell office:value-type="float" office:value="26540000">
            <text:p>265400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20221019 09451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74">
            <text:p>47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959594698262242">
            <text:p>0.009595947</text:p>
          </table:table-cell>
          <table:table-cell office:value-type="float" office:value="0.899395827596794">
            <text:p>0.8993958276</text:p>
          </table:table-cell>
          <table:table-cell office:value-type="float" office:value="1014">
            <text:p>1014</text:p>
          </table:table-cell>
          <table:table-cell office:value-type="float" office:value="1024">
            <text:p>1024</text:p>
          </table:table-cell>
          <table:table-cell office:value-type="float" office:value="8430">
            <text:p>8430</text:p>
          </table:table-cell>
          <table:table-cell office:value-type="float" office:value="26500000">
            <text:p>2650000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20221019 07013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556">
            <text:p>255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4595542278763">
            <text:p>0.0050459554</text:p>
          </table:table-cell>
          <table:table-cell office:value-type="float" office:value="0.992235340633294">
            <text:p>0.9922353406</text:p>
          </table:table-cell>
          <table:table-cell office:value-type="float" office:value="2797">
            <text:p>2797</text:p>
          </table:table-cell>
          <table:table-cell office:value-type="float" office:value="811">
            <text:p>811</text:p>
          </table:table-cell>
          <table:table-cell office:value-type="float" office:value="8006">
            <text:p>8006</text:p>
          </table:table-cell>
          <table:table-cell office:value-type="float" office:value="26390000">
            <text:p>2639000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0221019 10342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03">
            <text:p>40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3764836926271">
            <text:p>0.0337648369</text:p>
          </table:table-cell>
          <table:table-cell office:value-type="float" office:value="0.542615086121371">
            <text:p>0.5426150861</text:p>
          </table:table-cell>
          <table:table-cell office:value-type="float" office:value="3576">
            <text:p>3576</text:p>
          </table:table-cell>
          <table:table-cell office:value-type="float" office:value="23">
            <text:p>23</text:p>
          </table:table-cell>
          <table:table-cell office:value-type="float" office:value="7872">
            <text:p>7872</text:p>
          </table:table-cell>
          <table:table-cell office:value-type="float" office:value="26340000">
            <text:p>2634000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20221019 10132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17">
            <text:p>151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88995476551826">
            <text:p>0.0058899548</text:p>
          </table:table-cell>
          <table:table-cell office:value-type="float" office:value="0.570423993702692">
            <text:p>0.570423993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478">
            <text:p>9478</text:p>
          </table:table-cell>
          <table:table-cell office:value-type="float" office:value="26330000">
            <text:p>2633000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20221019 09294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53">
            <text:p>125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8812417272854">
            <text:p>0.0051881242</text:p>
          </table:table-cell>
          <table:table-cell office:value-type="float" office:value="0.993108215873543">
            <text:p>0.9931082159</text:p>
          </table:table-cell>
          <table:table-cell office:value-type="float" office:value="3742">
            <text:p>3742</text:p>
          </table:table-cell>
          <table:table-cell office:value-type="float" office:value="183">
            <text:p>183</text:p>
          </table:table-cell>
          <table:table-cell office:value-type="float" office:value="6928">
            <text:p>6928</text:p>
          </table:table-cell>
          <table:table-cell office:value-type="float" office:value="26310000">
            <text:p>2631000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20221019 10574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85">
            <text:p>68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7869855176103">
            <text:p>0.0051786986</text:p>
          </table:table-cell>
          <table:table-cell office:value-type="float" office:value="0.988510334111803">
            <text:p>0.9885103341</text:p>
          </table:table-cell>
          <table:table-cell office:value-type="float" office:value="703">
            <text:p>703</text:p>
          </table:table-cell>
          <table:table-cell office:value-type="float" office:value="681">
            <text:p>681</text:p>
          </table:table-cell>
          <table:table-cell office:value-type="float" office:value="10012">
            <text:p>10012</text:p>
          </table:table-cell>
          <table:table-cell office:value-type="float" office:value="26300000">
            <text:p>2630000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20221019 10411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493">
            <text:p>249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25078003608769">
            <text:p>0.00525078</text:p>
          </table:table-cell>
          <table:table-cell office:value-type="float" office:value="0.215686663775982">
            <text:p>0.2156866638</text:p>
          </table:table-cell>
          <table:table-cell office:value-type="float" office:value="1672">
            <text:p>1672</text:p>
          </table:table-cell>
          <table:table-cell office:value-type="float" office:value="670">
            <text:p>670</text:p>
          </table:table-cell>
          <table:table-cell office:value-type="float" office:value="10139">
            <text:p>10139</text:p>
          </table:table-cell>
          <table:table-cell office:value-type="float" office:value="26290000">
            <text:p>2629000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20221019 11233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053">
            <text:p>205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52980403999076">
            <text:p>0.005529804</text:p>
          </table:table-cell>
          <table:table-cell office:value-type="float" office:value="0.312677143923213">
            <text:p>0.3126771439</text:p>
          </table:table-cell>
          <table:table-cell office:value-type="float" office:value="5054">
            <text:p>5054</text:p>
          </table:table-cell>
          <table:table-cell office:value-type="float" office:value="65">
            <text:p>65</text:p>
          </table:table-cell>
          <table:table-cell office:value-type="float" office:value="7407">
            <text:p>7407</text:p>
          </table:table-cell>
          <table:table-cell office:value-type="float" office:value="26230000">
            <text:p>2623000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20221019 10295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43">
            <text:p>54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80689431521246">
            <text:p>0.0080689432</text:p>
          </table:table-cell>
          <table:table-cell office:value-type="float" office:value="0.945382739556355">
            <text:p>0.9453827396</text:p>
          </table:table-cell>
          <table:table-cell office:value-type="float" office:value="2035">
            <text:p>2035</text:p>
          </table:table-cell>
          <table:table-cell office:value-type="float" office:value="995">
            <text:p>995</text:p>
          </table:table-cell>
          <table:table-cell office:value-type="float" office:value="7013">
            <text:p>7013</text:p>
          </table:table-cell>
          <table:table-cell office:value-type="float" office:value="26220000">
            <text:p>26220000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20221019 11050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41">
            <text:p>24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2373443545779">
            <text:p>0.0323734435</text:p>
          </table:table-cell>
          <table:table-cell office:value-type="float" office:value="0.217726480955238">
            <text:p>0.217726481</text:p>
          </table:table-cell>
          <table:table-cell office:value-type="float" office:value="2765">
            <text:p>2765</text:p>
          </table:table-cell>
          <table:table-cell office:value-type="float" office:value="17">
            <text:p>17</text:p>
          </table:table-cell>
          <table:table-cell office:value-type="float" office:value="7690">
            <text:p>7690</text:p>
          </table:table-cell>
          <table:table-cell office:value-type="float" office:value="26220000">
            <text:p>2622000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20221019 04465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42">
            <text:p>24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02535722597968">
            <text:p>0.0302535723</text:p>
          </table:table-cell>
          <table:table-cell office:value-type="float" office:value="0.252814573133364">
            <text:p>0.2528145731</text:p>
          </table:table-cell>
          <table:table-cell office:value-type="float" office:value="2519">
            <text:p>2519</text:p>
          </table:table-cell>
          <table:table-cell office:value-type="float" office:value="1010">
            <text:p>1010</text:p>
          </table:table-cell>
          <table:table-cell office:value-type="float" office:value="9978">
            <text:p>9978</text:p>
          </table:table-cell>
          <table:table-cell office:value-type="float" office:value="26210000">
            <text:p>2621000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221019 07200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07">
            <text:p>120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5471052197869">
            <text:p>0.0051547105</text:p>
          </table:table-cell>
          <table:table-cell office:value-type="float" office:value="0.998807714813275">
            <text:p>0.9988077148</text:p>
          </table:table-cell>
          <table:table-cell office:value-type="float" office:value="1191">
            <text:p>1191</text:p>
          </table:table-cell>
          <table:table-cell office:value-type="float" office:value="1020">
            <text:p>1020</text:p>
          </table:table-cell>
          <table:table-cell office:value-type="float" office:value="9815">
            <text:p>9815</text:p>
          </table:table-cell>
          <table:table-cell office:value-type="float" office:value="26210000">
            <text:p>2621000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0221019 07543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67">
            <text:p>116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23307153520029">
            <text:p>0.0052330715</text:p>
          </table:table-cell>
          <table:table-cell office:value-type="float" office:value="0.200702863595413">
            <text:p>0.2007028636</text:p>
          </table:table-cell>
          <table:table-cell office:value-type="float" office:value="856">
            <text:p>856</text:p>
          </table:table-cell>
          <table:table-cell office:value-type="float" office:value="225">
            <text:p>225</text:p>
          </table:table-cell>
          <table:table-cell office:value-type="float" office:value="5937">
            <text:p>5937</text:p>
          </table:table-cell>
          <table:table-cell office:value-type="float" office:value="26130000">
            <text:p>261300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20221019 08482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36">
            <text:p>73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26120248257358">
            <text:p>0.0126120248</text:p>
          </table:table-cell>
          <table:table-cell office:value-type="float" office:value="0.467611502506601">
            <text:p>0.4676115025</text:p>
          </table:table-cell>
          <table:table-cell office:value-type="float" office:value="2034">
            <text:p>2034</text:p>
          </table:table-cell>
          <table:table-cell office:value-type="float" office:value="313">
            <text:p>313</text:p>
          </table:table-cell>
          <table:table-cell office:value-type="float" office:value="9342">
            <text:p>9342</text:p>
          </table:table-cell>
          <table:table-cell office:value-type="float" office:value="26120000">
            <text:p>2612000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20221019 09042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843">
            <text:p>184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2694982317312">
            <text:p>0.0052694982</text:p>
          </table:table-cell>
          <table:table-cell office:value-type="float" office:value="0.200250715874366">
            <text:p>0.2002507159</text:p>
          </table:table-cell>
          <table:table-cell office:value-type="float" office:value="3167">
            <text:p>3167</text:p>
          </table:table-cell>
          <table:table-cell office:value-type="float" office:value="897">
            <text:p>897</text:p>
          </table:table-cell>
          <table:table-cell office:value-type="float" office:value="7385">
            <text:p>7385</text:p>
          </table:table-cell>
          <table:table-cell office:value-type="float" office:value="26110000">
            <text:p>26110000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20221019 09424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651">
            <text:p>165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2308396731743">
            <text:p>0.005123084</text:p>
          </table:table-cell>
          <table:table-cell office:value-type="float" office:value="0.998790057430101">
            <text:p>0.9987900574</text:p>
          </table:table-cell>
          <table:table-cell office:value-type="float" office:value="4386">
            <text:p>4386</text:p>
          </table:table-cell>
          <table:table-cell office:value-type="float" office:value="284">
            <text:p>284</text:p>
          </table:table-cell>
          <table:table-cell office:value-type="float" office:value="7514">
            <text:p>7514</text:p>
          </table:table-cell>
          <table:table-cell office:value-type="float" office:value="26100000">
            <text:p>2610000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20221019 06210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826">
            <text:p>182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54895636277519">
            <text:p>0.0055489564</text:p>
          </table:table-cell>
          <table:table-cell office:value-type="float" office:value="0.271095043717561">
            <text:p>0.2710950437</text:p>
          </table:table-cell>
          <table:table-cell office:value-type="float" office:value="4001">
            <text:p>4001</text:p>
          </table:table-cell>
          <table:table-cell office:value-type="float" office:value="1023">
            <text:p>1023</text:p>
          </table:table-cell>
          <table:table-cell office:value-type="float" office:value="7964">
            <text:p>7964</text:p>
          </table:table-cell>
          <table:table-cell office:value-type="float" office:value="26080000">
            <text:p>2608000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0221019 11314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46">
            <text:p>124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44986836366555">
            <text:p>0.0144986836</text:p>
          </table:table-cell>
          <table:table-cell office:value-type="float" office:value="0.999646457802054">
            <text:p>0.9996464578</text:p>
          </table:table-cell>
          <table:table-cell office:value-type="float" office:value="7183">
            <text:p>7183</text:p>
          </table:table-cell>
          <table:table-cell office:value-type="float" office:value="672">
            <text:p>672</text:p>
          </table:table-cell>
          <table:table-cell office:value-type="float" office:value="8008">
            <text:p>8008</text:p>
          </table:table-cell>
          <table:table-cell office:value-type="float" office:value="26070000">
            <text:p>2607000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20221019 09202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588">
            <text:p>458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5436134411351">
            <text:p>0.0050543613</text:p>
          </table:table-cell>
          <table:table-cell office:value-type="float" office:value="0.38282856543918">
            <text:p>0.3828285654</text:p>
          </table:table-cell>
          <table:table-cell office:value-type="float" office:value="7318">
            <text:p>7318</text:p>
          </table:table-cell>
          <table:table-cell office:value-type="float" office:value="26">
            <text:p>26</text:p>
          </table:table-cell>
          <table:table-cell office:value-type="float" office:value="8018">
            <text:p>8018</text:p>
          </table:table-cell>
          <table:table-cell office:value-type="float" office:value="26050000">
            <text:p>2605000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20221019 11064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5">
            <text:p>11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34144239653998">
            <text:p>0.1341442397</text:p>
          </table:table-cell>
          <table:table-cell office:value-type="float" office:value="0.505338631848351">
            <text:p>0.5053386318</text:p>
          </table:table-cell>
          <table:table-cell office:value-type="float" office:value="1637">
            <text:p>1637</text:p>
          </table:table-cell>
          <table:table-cell office:value-type="float" office:value="129">
            <text:p>129</text:p>
          </table:table-cell>
          <table:table-cell office:value-type="float" office:value="8859">
            <text:p>8859</text:p>
          </table:table-cell>
          <table:table-cell office:value-type="float" office:value="26050000">
            <text:p>2605000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20221019 10265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43392972684553">
            <text:p>0.0243392973</text:p>
          </table:table-cell>
          <table:table-cell office:value-type="float" office:value="0.683049489295494">
            <text:p>0.6830494893</text:p>
          </table:table-cell>
          <table:table-cell office:value-type="float" office:value="133">
            <text:p>133</text:p>
          </table:table-cell>
          <table:table-cell office:value-type="float" office:value="277">
            <text:p>277</text:p>
          </table:table-cell>
          <table:table-cell office:value-type="float" office:value="6423">
            <text:p>6423</text:p>
          </table:table-cell>
          <table:table-cell office:value-type="float" office:value="26040000">
            <text:p>260400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20221019 07592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247">
            <text:p>224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6247926154294">
            <text:p>0.0051624793</text:p>
          </table:table-cell>
          <table:table-cell office:value-type="float" office:value="0.972747300353877">
            <text:p>0.9727473004</text:p>
          </table:table-cell>
          <table:table-cell office:value-type="float" office:value="5533">
            <text:p>5533</text:p>
          </table:table-cell>
          <table:table-cell office:value-type="float" office:value="16">
            <text:p>16</text:p>
          </table:table-cell>
          <table:table-cell office:value-type="float" office:value="8113">
            <text:p>8113</text:p>
          </table:table-cell>
          <table:table-cell office:value-type="float" office:value="26020000">
            <text:p>2602000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20221019 11164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36">
            <text:p>93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600587922841962">
            <text:p>0.0060058792</text:p>
          </table:table-cell>
          <table:table-cell office:value-type="float" office:value="0.249045898400118">
            <text:p>0.2490458984</text:p>
          </table:table-cell>
          <table:table-cell office:value-type="float" office:value="536">
            <text:p>536</text:p>
          </table:table-cell>
          <table:table-cell office:value-type="float" office:value="208">
            <text:p>208</text:p>
          </table:table-cell>
          <table:table-cell office:value-type="float" office:value="5635">
            <text:p>5635</text:p>
          </table:table-cell>
          <table:table-cell office:value-type="float" office:value="26010000">
            <text:p>2601000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20221019 07114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45">
            <text:p>94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32240325078">
            <text:p>0.0132240325</text:p>
          </table:table-cell>
          <table:table-cell office:value-type="float" office:value="0.38584872106187">
            <text:p>0.3858487211</text:p>
          </table:table-cell>
          <table:table-cell office:value-type="float" office:value="6275">
            <text:p>6275</text:p>
          </table:table-cell>
          <table:table-cell office:value-type="float" office:value="16">
            <text:p>16</text:p>
          </table:table-cell>
          <table:table-cell office:value-type="float" office:value="6855">
            <text:p>6855</text:p>
          </table:table-cell>
          <table:table-cell office:value-type="float" office:value="25970000">
            <text:p>2597000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0221019 11052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957814216095757">
            <text:p>0.0957814216</text:p>
          </table:table-cell>
          <table:table-cell office:value-type="float" office:value="0.995567765449896">
            <text:p>0.9955677654</text:p>
          </table:table-cell>
          <table:table-cell office:value-type="float" office:value="3882">
            <text:p>3882</text:p>
          </table:table-cell>
          <table:table-cell office:value-type="float" office:value="652">
            <text:p>652</text:p>
          </table:table-cell>
          <table:table-cell office:value-type="float" office:value="7462">
            <text:p>7462</text:p>
          </table:table-cell>
          <table:table-cell office:value-type="float" office:value="25960000">
            <text:p>25960000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20221019 04424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698922060873592">
            <text:p>0.0698922061</text:p>
          </table:table-cell>
          <table:table-cell office:value-type="float" office:value="0.890453731175512">
            <text:p>0.8904537312</text:p>
          </table:table-cell>
          <table:table-cell office:value-type="float" office:value="5764">
            <text:p>5764</text:p>
          </table:table-cell>
          <table:table-cell office:value-type="float" office:value="500">
            <text:p>500</text:p>
          </table:table-cell>
          <table:table-cell office:value-type="float" office:value="7309">
            <text:p>7309</text:p>
          </table:table-cell>
          <table:table-cell office:value-type="float" office:value="25950000">
            <text:p>259500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221019 11291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038">
            <text:p>203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30648297219906">
            <text:p>0.005306483</text:p>
          </table:table-cell>
          <table:table-cell office:value-type="float" office:value="0.315758723139192">
            <text:p>0.3157587231</text:p>
          </table:table-cell>
          <table:table-cell office:value-type="float" office:value="4737">
            <text:p>4737</text:p>
          </table:table-cell>
          <table:table-cell office:value-type="float" office:value="46">
            <text:p>46</text:p>
          </table:table-cell>
          <table:table-cell office:value-type="float" office:value="8437">
            <text:p>8437</text:p>
          </table:table-cell>
          <table:table-cell office:value-type="float" office:value="25850000">
            <text:p>25850000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20221019 04505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68">
            <text:p>16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565196822989383">
            <text:p>0.0565196823</text:p>
          </table:table-cell>
          <table:table-cell office:value-type="float" office:value="0.54924321631901">
            <text:p>0.5492432163</text:p>
          </table:table-cell>
          <table:table-cell office:value-type="float" office:value="2368">
            <text:p>2368</text:p>
          </table:table-cell>
          <table:table-cell office:value-type="float" office:value="33">
            <text:p>33</text:p>
          </table:table-cell>
          <table:table-cell office:value-type="float" office:value="6765">
            <text:p>6765</text:p>
          </table:table-cell>
          <table:table-cell office:value-type="float" office:value="25830000">
            <text:p>2583000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221019 07085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087">
            <text:p>308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57015462676065">
            <text:p>0.0055701546</text:p>
          </table:table-cell>
          <table:table-cell office:value-type="float" office:value="0.20140842146715">
            <text:p>0.2014084215</text:p>
          </table:table-cell>
          <table:table-cell office:value-type="float" office:value="7989">
            <text:p>7989</text:p>
          </table:table-cell>
          <table:table-cell office:value-type="float" office:value="492">
            <text:p>492</text:p>
          </table:table-cell>
          <table:table-cell office:value-type="float" office:value="7009">
            <text:p>7009</text:p>
          </table:table-cell>
          <table:table-cell office:value-type="float" office:value="25830000">
            <text:p>2583000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0221019 11120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56727958269866">
            <text:p>0.0055672796</text:p>
          </table:table-cell>
          <table:table-cell office:value-type="float" office:value="0.247338294932283">
            <text:p>0.2473382949</text:p>
          </table:table-cell>
          <table:table-cell office:value-type="float" office:value="5348">
            <text:p>5348</text:p>
          </table:table-cell>
          <table:table-cell office:value-type="float" office:value="1022">
            <text:p>1022</text:p>
          </table:table-cell>
          <table:table-cell office:value-type="float" office:value="7967">
            <text:p>7967</text:p>
          </table:table-cell>
          <table:table-cell office:value-type="float" office:value="25830000">
            <text:p>2583000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20221019 08411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49629051175733">
            <text:p>0.1496290512</text:p>
          </table:table-cell>
          <table:table-cell office:value-type="float" office:value="0.262297584196978">
            <text:p>0.2622975842</text:p>
          </table:table-cell>
          <table:table-cell office:value-type="float" office:value="2396">
            <text:p>2396</text:p>
          </table:table-cell>
          <table:table-cell office:value-type="float" office:value="951">
            <text:p>951</text:p>
          </table:table-cell>
          <table:table-cell office:value-type="float" office:value="7880">
            <text:p>7880</text:p>
          </table:table-cell>
          <table:table-cell office:value-type="float" office:value="25760000">
            <text:p>2576000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20221019 10301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1220094892836">
            <text:p>0.1122009489</text:p>
          </table:table-cell>
          <table:table-cell office:value-type="float" office:value="0.811195596512513">
            <text:p>0.8111955965</text:p>
          </table:table-cell>
          <table:table-cell office:value-type="float" office:value="269">
            <text:p>269</text:p>
          </table:table-cell>
          <table:table-cell office:value-type="float" office:value="62">
            <text:p>62</text:p>
          </table:table-cell>
          <table:table-cell office:value-type="float" office:value="7619">
            <text:p>7619</text:p>
          </table:table-cell>
          <table:table-cell office:value-type="float" office:value="25730000">
            <text:p>2573000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20221019 05380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419">
            <text:p>241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20994357514107">
            <text:p>0.0052099436</text:p>
          </table:table-cell>
          <table:table-cell office:value-type="float" office:value="0.281806149279581">
            <text:p>0.2818061493</text:p>
          </table:table-cell>
          <table:table-cell office:value-type="float" office:value="16">
            <text:p>16</text:p>
          </table:table-cell>
          <table:table-cell office:value-type="float" office:value="1013">
            <text:p>1013</text:p>
          </table:table-cell>
          <table:table-cell office:value-type="float" office:value="8073">
            <text:p>8073</text:p>
          </table:table-cell>
          <table:table-cell office:value-type="float" office:value="25620000">
            <text:p>2562000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0221019 07434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475">
            <text:p>247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2571712918109">
            <text:p>0.0052571713</text:p>
          </table:table-cell>
          <table:table-cell office:value-type="float" office:value="0.61699246277718">
            <text:p>0.6169924628</text:p>
          </table:table-cell>
          <table:table-cell office:value-type="float" office:value="7964">
            <text:p>7964</text:p>
          </table:table-cell>
          <table:table-cell office:value-type="float" office:value="1008">
            <text:p>1008</text:p>
          </table:table-cell>
          <table:table-cell office:value-type="float" office:value="7722">
            <text:p>7722</text:p>
          </table:table-cell>
          <table:table-cell office:value-type="float" office:value="25600000">
            <text:p>2560000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20221019 06043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2">
            <text:p>11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19966729180814">
            <text:p>0.1199667292</text:p>
          </table:table-cell>
          <table:table-cell office:value-type="float" office:value="0.999841845722694">
            <text:p>0.9998418457</text:p>
          </table:table-cell>
          <table:table-cell office:value-type="float" office:value="7991">
            <text:p>7991</text:p>
          </table:table-cell>
          <table:table-cell office:value-type="float" office:value="154">
            <text:p>154</text:p>
          </table:table-cell>
          <table:table-cell office:value-type="float" office:value="7879">
            <text:p>7879</text:p>
          </table:table-cell>
          <table:table-cell office:value-type="float" office:value="25530000">
            <text:p>2553000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0221019 05090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800">
            <text:p>380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0145978846726">
            <text:p>0.0051014598</text:p>
          </table:table-cell>
          <table:table-cell office:value-type="float" office:value="0.26474763498942">
            <text:p>0.264747635</text:p>
          </table:table-cell>
          <table:table-cell office:value-type="float" office:value="6423">
            <text:p>6423</text:p>
          </table:table-cell>
          <table:table-cell office:value-type="float" office:value="410">
            <text:p>410</text:p>
          </table:table-cell>
          <table:table-cell office:value-type="float" office:value="8644">
            <text:p>8644</text:p>
          </table:table-cell>
          <table:table-cell office:value-type="float" office:value="25520000">
            <text:p>2552000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0221019 06523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89">
            <text:p>138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23845925750578">
            <text:p>0.0052384593</text:p>
          </table:table-cell>
          <table:table-cell office:value-type="float" office:value="0.979223497908273">
            <text:p>0.9792234979</text:p>
          </table:table-cell>
          <table:table-cell office:value-type="float" office:value="7999">
            <text:p>7999</text:p>
          </table:table-cell>
          <table:table-cell office:value-type="float" office:value="1020">
            <text:p>1020</text:p>
          </table:table-cell>
          <table:table-cell office:value-type="float" office:value="9625">
            <text:p>9625</text:p>
          </table:table-cell>
          <table:table-cell office:value-type="float" office:value="25470000">
            <text:p>2547000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0221019 04443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19776174139464">
            <text:p>0.2197761741</text:p>
          </table:table-cell>
          <table:table-cell office:value-type="float" office:value="0.379697397015989">
            <text:p>0.379697397</text:p>
          </table:table-cell>
          <table:table-cell office:value-type="float" office:value="6518">
            <text:p>6518</text:p>
          </table:table-cell>
          <table:table-cell office:value-type="float" office:value="653">
            <text:p>653</text:p>
          </table:table-cell>
          <table:table-cell office:value-type="float" office:value="7923">
            <text:p>7923</text:p>
          </table:table-cell>
          <table:table-cell office:value-type="float" office:value="25440000">
            <text:p>2544000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221019 08592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77">
            <text:p>37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85962234570316">
            <text:p>0.0058596223</text:p>
          </table:table-cell>
          <table:table-cell office:value-type="float" office:value="0.648666836442554">
            <text:p>0.6486668364</text:p>
          </table:table-cell>
          <table:table-cell office:value-type="float" office:value="93">
            <text:p>93</text:p>
          </table:table-cell>
          <table:table-cell office:value-type="float" office:value="114">
            <text:p>114</text:p>
          </table:table-cell>
          <table:table-cell office:value-type="float" office:value="5003">
            <text:p>5003</text:p>
          </table:table-cell>
          <table:table-cell office:value-type="float" office:value="25440000">
            <text:p>2544000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20221019 04422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23532827648276">
            <text:p>0.1235328276</text:p>
          </table:table-cell>
          <table:table-cell office:value-type="float" office:value="0.669307016413659">
            <text:p>0.6693070164</text:p>
          </table:table-cell>
          <table:table-cell office:value-type="float" office:value="137">
            <text:p>137</text:p>
          </table:table-cell>
          <table:table-cell office:value-type="float" office:value="531">
            <text:p>531</text:p>
          </table:table-cell>
          <table:table-cell office:value-type="float" office:value="8982">
            <text:p>8982</text:p>
          </table:table-cell>
          <table:table-cell office:value-type="float" office:value="25400000">
            <text:p>25400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221019 09094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839">
            <text:p>183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7675542860747">
            <text:p>0.0051767554</text:p>
          </table:table-cell>
          <table:table-cell office:value-type="float" office:value="0.203811494753626">
            <text:p>0.2038114948</text:p>
          </table:table-cell>
          <table:table-cell office:value-type="float" office:value="1934">
            <text:p>1934</text:p>
          </table:table-cell>
          <table:table-cell office:value-type="float" office:value="751">
            <text:p>751</text:p>
          </table:table-cell>
          <table:table-cell office:value-type="float" office:value="5638">
            <text:p>5638</text:p>
          </table:table-cell>
          <table:table-cell office:value-type="float" office:value="25370000">
            <text:p>25370000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20221019 09382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74">
            <text:p>147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470029677756">
            <text:p>0.005047003</text:p>
          </table:table-cell>
          <table:table-cell office:value-type="float" office:value="0.742260884514264">
            <text:p>0.7422608845</text:p>
          </table:table-cell>
          <table:table-cell office:value-type="float" office:value="3669">
            <text:p>3669</text:p>
          </table:table-cell>
          <table:table-cell office:value-type="float" office:value="978">
            <text:p>978</text:p>
          </table:table-cell>
          <table:table-cell office:value-type="float" office:value="9251">
            <text:p>9251</text:p>
          </table:table-cell>
          <table:table-cell office:value-type="float" office:value="25340000">
            <text:p>2534000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20221019 09340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805270215262949">
            <text:p>0.0805270215</text:p>
          </table:table-cell>
          <table:table-cell office:value-type="float" office:value="0.997456803800049">
            <text:p>0.9974568038</text:p>
          </table:table-cell>
          <table:table-cell office:value-type="float" office:value="6737">
            <text:p>6737</text:p>
          </table:table-cell>
          <table:table-cell office:value-type="float" office:value="17">
            <text:p>17</text:p>
          </table:table-cell>
          <table:table-cell office:value-type="float" office:value="7699">
            <text:p>7699</text:p>
          </table:table-cell>
          <table:table-cell office:value-type="float" office:value="25330000">
            <text:p>2533000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20221019 04513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98138930836285">
            <text:p>0.1981389308</text:p>
          </table:table-cell>
          <table:table-cell office:value-type="float" office:value="0.836335877776146">
            <text:p>0.8363358778</text:p>
          </table:table-cell>
          <table:table-cell office:value-type="float" office:value="3439">
            <text:p>3439</text:p>
          </table:table-cell>
          <table:table-cell office:value-type="float" office:value="747">
            <text:p>747</text:p>
          </table:table-cell>
          <table:table-cell office:value-type="float" office:value="8419">
            <text:p>8419</text:p>
          </table:table-cell>
          <table:table-cell office:value-type="float" office:value="25250000">
            <text:p>2525000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221019 08223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80615709252986">
            <text:p>0.1806157093</text:p>
          </table:table-cell>
          <table:table-cell office:value-type="float" office:value="0.801053198034807">
            <text:p>0.801053198</text:p>
          </table:table-cell>
          <table:table-cell office:value-type="float" office:value="817">
            <text:p>817</text:p>
          </table:table-cell>
          <table:table-cell office:value-type="float" office:value="1024">
            <text:p>1024</text:p>
          </table:table-cell>
          <table:table-cell office:value-type="float" office:value="6993">
            <text:p>6993</text:p>
          </table:table-cell>
          <table:table-cell office:value-type="float" office:value="25220000">
            <text:p>2522000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20221019 04411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99840129252465">
            <text:p>0.0998401293</text:p>
          </table:table-cell>
          <table:table-cell office:value-type="float" office:value="0.723285818127915">
            <text:p>0.7232858181</text:p>
          </table:table-cell>
          <table:table-cell office:value-type="float" office:value="3139">
            <text:p>3139</text:p>
          </table:table-cell>
          <table:table-cell office:value-type="float" office:value="255">
            <text:p>255</text:p>
          </table:table-cell>
          <table:table-cell office:value-type="float" office:value="10206">
            <text:p>10206</text:p>
          </table:table-cell>
          <table:table-cell office:value-type="float" office:value="25110000">
            <text:p>25110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21019 04495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69">
            <text:p>126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16583858904778">
            <text:p>0.0116583859</text:p>
          </table:table-cell>
          <table:table-cell office:value-type="float" office:value="0.99518835500814">
            <text:p>0.995188355</text:p>
          </table:table-cell>
          <table:table-cell office:value-type="float" office:value="7038">
            <text:p>7038</text:p>
          </table:table-cell>
          <table:table-cell office:value-type="float" office:value="928">
            <text:p>928</text:p>
          </table:table-cell>
          <table:table-cell office:value-type="float" office:value="6134">
            <text:p>6134</text:p>
          </table:table-cell>
          <table:table-cell office:value-type="float" office:value="25100000">
            <text:p>2510000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21019 09334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4">
            <text:p>9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76276422850601">
            <text:p>0.1762764229</text:p>
          </table:table-cell>
          <table:table-cell office:value-type="float" office:value="0.203225741237773">
            <text:p>0.2032257412</text:p>
          </table:table-cell>
          <table:table-cell office:value-type="float" office:value="7518">
            <text:p>7518</text:p>
          </table:table-cell>
          <table:table-cell office:value-type="float" office:value="629">
            <text:p>629</text:p>
          </table:table-cell>
          <table:table-cell office:value-type="float" office:value="8867">
            <text:p>8867</text:p>
          </table:table-cell>
          <table:table-cell office:value-type="float" office:value="25070000">
            <text:p>2507000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20221019 04471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888028502411325">
            <text:p>0.0888028502</text:p>
          </table:table-cell>
          <table:table-cell office:value-type="float" office:value="0.842802674891427">
            <text:p>0.8428026749</text:p>
          </table:table-cell>
          <table:table-cell office:value-type="float" office:value="7504">
            <text:p>7504</text:p>
          </table:table-cell>
          <table:table-cell office:value-type="float" office:value="168">
            <text:p>168</text:p>
          </table:table-cell>
          <table:table-cell office:value-type="float" office:value="11979">
            <text:p>11979</text:p>
          </table:table-cell>
          <table:table-cell office:value-type="float" office:value="24770000">
            <text:p>2477000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221019 04454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42085627961729">
            <text:p>0.242085628</text:p>
          </table:table-cell>
          <table:table-cell office:value-type="float" office:value="0.625515401521698">
            <text:p>0.6255154015</text:p>
          </table:table-cell>
          <table:table-cell office:value-type="float" office:value="4304">
            <text:p>4304</text:p>
          </table:table-cell>
          <table:table-cell office:value-type="float" office:value="94">
            <text:p>94</text:p>
          </table:table-cell>
          <table:table-cell office:value-type="float" office:value="9331">
            <text:p>9331</text:p>
          </table:table-cell>
          <table:table-cell office:value-type="float" office:value="24460000">
            <text:p>2446000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221019 04452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89">
            <text:p>18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76765375988325">
            <text:p>0.0376765376</text:p>
          </table:table-cell>
          <table:table-cell office:value-type="float" office:value="0.461790258930996">
            <text:p>0.4617902589</text:p>
          </table:table-cell>
          <table:table-cell office:value-type="float" office:value="3884">
            <text:p>3884</text:p>
          </table:table-cell>
          <table:table-cell office:value-type="float" office:value="281">
            <text:p>281</text:p>
          </table:table-cell>
          <table:table-cell office:value-type="float" office:value="13178">
            <text:p>13178</text:p>
          </table:table-cell>
          <table:table-cell office:value-type="float" office:value="24450000">
            <text:p>2445000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21019 09332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99042503326598">
            <text:p>0.2990425033</text:p>
          </table:table-cell>
          <table:table-cell office:value-type="float" office:value="0.253473213690027">
            <text:p>0.2534732137</text:p>
          </table:table-cell>
          <table:table-cell office:value-type="float" office:value="5774">
            <text:p>5774</text:p>
          </table:table-cell>
          <table:table-cell office:value-type="float" office:value="16">
            <text:p>16</text:p>
          </table:table-cell>
          <table:table-cell office:value-type="float" office:value="7525">
            <text:p>7525</text:p>
          </table:table-cell>
          <table:table-cell office:value-type="float" office:value="24390000">
            <text:p>24390000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20221019 04441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79595653725031">
            <text:p>0.1795956537</text:p>
          </table:table-cell>
          <table:table-cell office:value-type="float" office:value="0.945435672607273">
            <text:p>0.9454356726</text:p>
          </table:table-cell>
          <table:table-cell office:value-type="float" office:value="1265">
            <text:p>1265</text:p>
          </table:table-cell>
          <table:table-cell office:value-type="float" office:value="136">
            <text:p>136</text:p>
          </table:table-cell>
          <table:table-cell office:value-type="float" office:value="5830">
            <text:p>5830</text:p>
          </table:table-cell>
          <table:table-cell office:value-type="float" office:value="24340000">
            <text:p>2434000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221019 11180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69">
            <text:p>56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49619591573585">
            <text:p>0.0249619592</text:p>
          </table:table-cell>
          <table:table-cell office:value-type="float" office:value="0.722934837644784">
            <text:p>0.7229348376</text:p>
          </table:table-cell>
          <table:table-cell office:value-type="float" office:value="6145">
            <text:p>6145</text:p>
          </table:table-cell>
          <table:table-cell office:value-type="float" office:value="823">
            <text:p>823</text:p>
          </table:table-cell>
          <table:table-cell office:value-type="float" office:value="5014">
            <text:p>5014</text:p>
          </table:table-cell>
          <table:table-cell office:value-type="float" office:value="24300000">
            <text:p>2430000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20221019 04403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2676499050745">
            <text:p>0.2267649905</text:p>
          </table:table-cell>
          <table:table-cell office:value-type="float" office:value="0.719052673857659">
            <text:p>0.7190526739</text:p>
          </table:table-cell>
          <table:table-cell office:value-type="float" office:value="4828">
            <text:p>4828</text:p>
          </table:table-cell>
          <table:table-cell office:value-type="float" office:value="376">
            <text:p>376</text:p>
          </table:table-cell>
          <table:table-cell office:value-type="float" office:value="10668">
            <text:p>10668</text:p>
          </table:table-cell>
          <table:table-cell office:value-type="float" office:value="24270000">
            <text:p>24270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21019 04512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9">
            <text:p>13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3949900582165">
            <text:p>0.1394990058</text:p>
          </table:table-cell>
          <table:table-cell office:value-type="float" office:value="0.28863959540613">
            <text:p>0.2886395954</text:p>
          </table:table-cell>
          <table:table-cell office:value-type="float" office:value="7893">
            <text:p>7893</text:p>
          </table:table-cell>
          <table:table-cell office:value-type="float" office:value="430">
            <text:p>430</text:p>
          </table:table-cell>
          <table:table-cell office:value-type="float" office:value="12831">
            <text:p>12831</text:p>
          </table:table-cell>
          <table:table-cell office:value-type="float" office:value="24260000">
            <text:p>2426000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221019 04431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4">
            <text:p>11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70234798372374">
            <text:p>0.2702347984</text:p>
          </table:table-cell>
          <table:table-cell office:value-type="float" office:value="0.334294350966811">
            <text:p>0.334294351</text:p>
          </table:table-cell>
          <table:table-cell office:value-type="float" office:value="1145">
            <text:p>1145</text:p>
          </table:table-cell>
          <table:table-cell office:value-type="float" office:value="796">
            <text:p>796</text:p>
          </table:table-cell>
          <table:table-cell office:value-type="float" office:value="11118">
            <text:p>11118</text:p>
          </table:table-cell>
          <table:table-cell office:value-type="float" office:value="24090000">
            <text:p>2409000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221019 09330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43">
            <text:p>134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887334037370404">
            <text:p>0.0088733404</text:p>
          </table:table-cell>
          <table:table-cell office:value-type="float" office:value="0.992688185383553">
            <text:p>0.9926881854</text:p>
          </table:table-cell>
          <table:table-cell office:value-type="float" office:value="3216">
            <text:p>3216</text:p>
          </table:table-cell>
          <table:table-cell office:value-type="float" office:value="313">
            <text:p>313</text:p>
          </table:table-cell>
          <table:table-cell office:value-type="float" office:value="5077">
            <text:p>5077</text:p>
          </table:table-cell>
          <table:table-cell office:value-type="float" office:value="24090000">
            <text:p>24090000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20221019 07253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2">
            <text:p>10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99219524047921">
            <text:p>0.299219524</text:p>
          </table:table-cell>
          <table:table-cell office:value-type="float" office:value="0.489174440116579">
            <text:p>0.4891744401</text:p>
          </table:table-cell>
          <table:table-cell office:value-type="float" office:value="7995">
            <text:p>7995</text:p>
          </table:table-cell>
          <table:table-cell office:value-type="float" office:value="16">
            <text:p>16</text:p>
          </table:table-cell>
          <table:table-cell office:value-type="float" office:value="5063">
            <text:p>5063</text:p>
          </table:table-cell>
          <table:table-cell office:value-type="float" office:value="23720000">
            <text:p>2372000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20221019 04434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17964977533498">
            <text:p>0.1179649775</text:p>
          </table:table-cell>
          <table:table-cell office:value-type="float" office:value="0.427896328726783">
            <text:p>0.4278963287</text:p>
          </table:table-cell>
          <table:table-cell office:value-type="float" office:value="4772">
            <text:p>4772</text:p>
          </table:table-cell>
          <table:table-cell office:value-type="float" office:value="860">
            <text:p>860</text:p>
          </table:table-cell>
          <table:table-cell office:value-type="float" office:value="5193">
            <text:p>5193</text:p>
          </table:table-cell>
          <table:table-cell office:value-type="float" office:value="23700000">
            <text:p>2370000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221019 04405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82384336770279">
            <text:p>0.1823843368</text:p>
          </table:table-cell>
          <table:table-cell office:value-type="float" office:value="0.5891532068979">
            <text:p>0.5891532069</text:p>
          </table:table-cell>
          <table:table-cell office:value-type="float" office:value="5389">
            <text:p>5389</text:p>
          </table:table-cell>
          <table:table-cell office:value-type="float" office:value="598">
            <text:p>598</text:p>
          </table:table-cell>
          <table:table-cell office:value-type="float" office:value="12259">
            <text:p>12259</text:p>
          </table:table-cell>
          <table:table-cell office:value-type="float" office:value="23490000">
            <text:p>23490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21019 04453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76901581451995">
            <text:p>0.2769015815</text:p>
          </table:table-cell>
          <table:table-cell office:value-type="float" office:value="0.219542958540842">
            <text:p>0.2195429585</text:p>
          </table:table-cell>
          <table:table-cell office:value-type="float" office:value="6373">
            <text:p>6373</text:p>
          </table:table-cell>
          <table:table-cell office:value-type="float" office:value="910">
            <text:p>910</text:p>
          </table:table-cell>
          <table:table-cell office:value-type="float" office:value="13830">
            <text:p>13830</text:p>
          </table:table-cell>
          <table:table-cell office:value-type="float" office:value="22900000">
            <text:p>2290000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21019 04435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0">
            <text:p>7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93558102366514">
            <text:p>0.2935581024</text:p>
          </table:table-cell>
          <table:table-cell office:value-type="float" office:value="0.761193333761767">
            <text:p>0.7611933338</text:p>
          </table:table-cell>
          <table:table-cell office:value-type="float" office:value="1702">
            <text:p>1702</text:p>
          </table:table-cell>
          <table:table-cell office:value-type="float" office:value="693">
            <text:p>693</text:p>
          </table:table-cell>
          <table:table-cell office:value-type="float" office:value="14226">
            <text:p>14226</text:p>
          </table:table-cell>
          <table:table-cell office:value-type="float" office:value="21310000">
            <text:p>2131000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221019 04501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5725580684474">
            <text:p>0.1572558068</text:p>
          </table:table-cell>
          <table:table-cell office:value-type="float" office:value="0.50254293506965">
            <text:p>0.5025429351</text:p>
          </table:table-cell>
          <table:table-cell office:value-type="float" office:value="673">
            <text:p>673</text:p>
          </table:table-cell>
          <table:table-cell office:value-type="float" office:value="348">
            <text:p>348</text:p>
          </table:table-cell>
          <table:table-cell office:value-type="float" office:value="14841">
            <text:p>14841</text:p>
          </table:table-cell>
          <table:table-cell office:value-type="float" office:value="21280000">
            <text:p>21280000</text:p>
          </table:table-cell>
          <table:table-cell office:value-type="float" office:value="17">
            <text:p>17</text:p>
          </table:table-cell>
        </table:table-row>
      </table:table>
      <table:database-ranges>
        <table:database-range table:target-range-address="Sheet1.A2:Sheet1.V121" table:contains-header="false">
          <table:sort>
            <table:sort-by table:field-number="2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0">10/20/2022</text:date>, <text:time>01:3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20T01:36:14.76</dc:date>
    <dc:creator>Gabriel Scoccola</dc:creator>
    <meta:document-statistic meta:table-count="1" meta:cell-count="2596" meta:object-count="0"/>
    <meta:generator>OpenOffice/4.1.7$Win32 OpenOffice.org_project/417m1$Build-9800</meta:generator>
  </office:meta>
</office:document-meta>
</file>